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imbusSanL-Bold" svg:font-family="NimbusSanL-Bold" style:font-family-generic="system" style:font-pitch="variable"/>
    <style:font-face style:name="NimbusSanL-Regu" svg:font-family="NimbusSanL-Regu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443f69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paragraph-rsid="002a670e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paragraph-rsid="003a4d22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officeooo:rsid="002e3278" officeooo:paragraph-rsid="002e3278" style:font-name-asian="NimbusSanL-Regu" style:font-size-asian="12pt" style:font-name-complex="Arial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officeooo:rsid="002f212c" officeooo:paragraph-rsid="002f212c" style:font-name-asian="NimbusSanL-Regu" style:font-size-asian="12pt" style:font-name-complex="Arial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fo:font-weight="bold" officeooo:rsid="002f212c" officeooo:paragraph-rsid="0030c7ad" style:font-name-asian="NimbusSanL-Regu" style:font-size-asian="12pt" style:font-weight-asian="bold" style:font-name-complex="Arial1" style:font-size-complex="12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fo:font-weight="normal" officeooo:rsid="002ad885" style:font-name-asian="NimbusSanL-Bold" style:font-size-asian="12pt" style:font-weight-asian="normal" style:font-name-complex="Arial1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fo:font-weight="normal" officeooo:rsid="002f212c" style:font-name-asian="NimbusSanL-Regu" style:font-size-asian="12pt" style:font-weight-asian="normal" style:font-name-complex="Arial1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fo:font-weight="normal" officeooo:rsid="002f212c" officeooo:paragraph-rsid="0027731d" style:font-name-asian="NimbusSanL-Regu" style:font-size-asian="12pt" style:font-weight-asian="normal" style:font-name-complex="Arial1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style:font-name-asian="NimbusSanL-Regu" style:font-name-complex="Arial1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style:font-name-asian="NimbusSanL-Regu" style:font-size-asian="12pt" style:font-name-complex="Arial1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officeooo:paragraph-rsid="002f212c" style:font-name-asian="NimbusSanL-Regu" style:font-size-asian="12pt" style:font-name-complex="Arial1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officeooo:paragraph-rsid="003a4d22" style:font-name-asian="NimbusSanL-Regu" style:font-size-asian="12pt" style:font-name-complex="Arial1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officeooo:rsid="00398369" officeooo:paragraph-rsid="00398369" style:font-name-asian="NimbusSanL-Regu" style:font-size-asian="12pt" style:font-name-complex="Arial1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fo:font-weight="bold" officeooo:paragraph-rsid="00252050" style:font-name-asian="NimbusSanL-Regu" style:font-size-asian="12pt" style:font-weight-asian="bold" style:font-name-complex="Arial1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fo:font-weight="bold" officeooo:rsid="00353a0c" style:font-name-asian="NimbusSanL-Regu" style:font-size-asian="12pt" style:font-weight-asian="bold" style:font-name-complex="Arial1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officeooo:rsid="00169420" officeooo:paragraph-rsid="00169420" style:font-name-asian="NimbusSanL-Bold" style:font-size-asian="12pt" style:font-name-complex="Arial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fo:font-weight="normal" officeooo:rsid="0027731d" officeooo:paragraph-rsid="0027731d" style:font-name-asian="NimbusSanL-Regu" style:font-size-asian="12pt" style:font-weight-asian="normal" style:font-name-complex="Arial1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style:text-underline-style="solid" style:text-underline-width="auto" style:text-underline-color="font-color" fo:font-weight="bold" officeooo:rsid="0027731d" officeooo:paragraph-rsid="0027731d" style:font-name-asian="NimbusSanL-Regu" style:font-size-asian="12pt" style:font-weight-asian="bold" style:font-name-complex="Arial1" style:font-size-complex="12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5pt" style:text-underline-style="solid" style:text-underline-width="auto" style:text-underline-color="font-color" fo:font-weight="bold" style:font-name-asian="NimbusSanL-Bold" style:font-size-asian="15pt" style:font-weight-asian="bold" style:font-name-complex="Arial1" style:font-size-complex="15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5pt" style:text-underline-style="solid" style:text-underline-width="auto" style:text-underline-color="font-color" fo:font-weight="bold" officeooo:paragraph-rsid="0037ca98" style:font-name-asian="NimbusSanL-Bold" style:font-size-asian="15pt" style:font-weight-asian="bold" style:font-name-complex="Arial1" style:font-size-complex="15pt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font-name="Nimbus Sans" fo:font-size="12pt" style:font-size-asian="12pt" style:font-size-complex="12pt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paragraph-rsid="00152271" style:font-size-asian="12pt" style:font-size-complex="12pt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paragraph-rsid="00169420" style:font-size-asian="12pt" style:font-size-complex="12pt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paragraph-rsid="001bb56f" style:font-size-asian="12pt" style:font-size-complex="12pt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paragraph-rsid="001d52eb" style:font-size-asian="12pt" style:font-size-complex="12pt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paragraph-rsid="002210e4" style:font-size-asian="12pt" style:font-size-complex="12pt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paragraph-rsid="0036cd8f" style:font-size-asian="12pt" style:font-size-complex="12pt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color="#000081" style:font-name="Nimbus Sans" fo:font-size="12pt" officeooo:paragraph-rsid="003a4d22" style:font-name-asian="NimbusSanL-Regu" style:font-size-asian="12pt" style:font-name-complex="Arial1" style:font-size-complex="12pt"/>
    </style:style>
    <style:style style:name="P31" style:family="paragraph" style:parent-style-name="Standard">
      <style:text-properties style:font-name="Nimbus Sans" fo:font-size="12pt" officeooo:paragraph-rsid="000da278" style:font-size-asian="12pt" style:font-size-complex="12pt"/>
    </style:style>
    <style:style style:name="P32" style:family="paragraph" style:parent-style-name="Standard">
      <style:text-properties style:font-name="Nimbus Sans" fo:font-size="12pt" officeooo:paragraph-rsid="000e839b" style:font-size-asian="12pt" style:font-size-complex="12pt"/>
    </style:style>
    <style:style style:name="P33" style:family="paragraph" style:parent-style-name="Standard">
      <style:text-properties fo:color="#000000" style:font-name="Nimbus Sans" fo:font-size="12pt" style:font-name-asian="NimbusSanL-Regu" style:font-size-asian="12pt" style:font-name-complex="Arial1" style:font-size-complex="12pt"/>
    </style:style>
    <style:style style:name="P34" style:family="paragraph" style:parent-style-name="Standard">
      <style:text-properties fo:color="#000000" style:font-name="Nimbus Sans" fo:font-size="12pt" fo:font-weight="bold" style:font-name-asian="NimbusSanL-Regu" style:font-size-asian="12pt" style:font-weight-asian="bold" style:font-name-complex="Arial1" style:font-size-complex="12pt"/>
    </style:style>
    <style:style style:name="P35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color="#000000" style:font-name="Arial" fo:font-size="16pt" fo:font-weight="bold" officeooo:rsid="0042a8e3" style:font-name-asian="NimbusSanL-Bold" style:font-size-asian="16pt" style:font-weight-asian="bold" style:font-name-complex="Arial1" style:font-size-complex="16pt" style:font-weight-complex="bold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6pt" style:font-name-asian="NimbusSanL-Bold" style:font-size-asian="16pt" style:font-name-complex="Arial1" style:font-size-complex="16pt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paragraph-rsid="0049cc78" style:font-size-asian="12pt" style:font-size-complex="12pt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paragraph-rsid="00252050" style:font-size-asian="12pt" style:font-size-complex="12pt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fo:color="#000081" style:font-name="Nimbus Sans" fo:font-size="12pt" officeooo:paragraph-rsid="002f212c" style:font-name-asian="NimbusSanL-Regu" style:font-size-asian="12pt" style:font-name-complex="Arial1" style:font-size-complex="12pt"/>
    </style:style>
    <style:style style:name="T1" style:family="text">
      <style:text-properties officeooo:rsid="004c9461"/>
    </style:style>
    <style:style style:name="T2" style:family="text">
      <style:text-properties fo:color="#000000" style:font-name="Arial" fo:font-size="12pt" fo:font-weight="bold" style:font-name-asian="NimbusSanL-Bold" style:font-size-asian="12pt" style:font-weight-asian="bold" style:font-name-complex="Arial1" style:font-size-complex="12pt" style:font-weight-complex="bold"/>
    </style:style>
    <style:style style:name="T3" style:family="text">
      <style:text-properties fo:color="#000000" style:font-name="Arial" fo:font-size="12pt" style:font-name-asian="NimbusSanL-Bold" style:font-size-asian="12pt" style:font-name-complex="Arial1" style:font-size-complex="12pt" style:font-weight-complex="bold"/>
    </style:style>
    <style:style style:name="T4" style:family="text">
      <style:text-properties fo:color="#000000" style:font-name-asian="NimbusSanL-Bold" style:font-name-complex="Arial1"/>
    </style:style>
    <style:style style:name="T5" style:family="text">
      <style:text-properties fo:color="#000000" officeooo:rsid="00169420" style:font-name-asian="NimbusSanL-Bold" style:font-name-complex="Arial1"/>
    </style:style>
    <style:style style:name="T6" style:family="text">
      <style:text-properties fo:color="#000000" officeooo:rsid="001bb56f" style:font-name-asian="NimbusSanL-Bold" style:font-name-complex="Arial1"/>
    </style:style>
    <style:style style:name="T7" style:family="text">
      <style:text-properties fo:color="#000000" officeooo:rsid="00152271" style:font-name-asian="NimbusSanL-Bold" style:font-name-complex="Arial1"/>
    </style:style>
    <style:style style:name="T8" style:family="text">
      <style:text-properties fo:color="#000000" officeooo:rsid="0049cc78" style:font-name-asian="NimbusSanL-Bold" style:font-name-complex="Arial1"/>
    </style:style>
    <style:style style:name="T9" style:family="text">
      <style:text-properties fo:color="#000000" style:font-name-asian="NimbusSanL-Regu" style:font-name-complex="Arial1"/>
    </style:style>
    <style:style style:name="T10" style:family="text">
      <style:text-properties fo:color="#000000" officeooo:rsid="0012402f" style:font-name-asian="NimbusSanL-Regu" style:font-name-complex="Arial1"/>
    </style:style>
    <style:style style:name="T11" style:family="text">
      <style:text-properties fo:color="#000000" officeooo:rsid="00169420" style:font-name-asian="NimbusSanL-Regu" style:font-name-complex="Arial1"/>
    </style:style>
    <style:style style:name="T12" style:family="text">
      <style:text-properties fo:color="#000000" officeooo:rsid="000d6b7e" style:font-name-asian="NimbusSanL-Regu" style:font-name-complex="Arial1"/>
    </style:style>
    <style:style style:name="T13" style:family="text">
      <style:text-properties fo:color="#000000" officeooo:rsid="000da278" style:font-name-asian="NimbusSanL-Regu" style:font-name-complex="Arial1"/>
    </style:style>
    <style:style style:name="T14" style:family="text">
      <style:text-properties fo:color="#000000" officeooo:rsid="001bb56f" style:font-name-asian="NimbusSanL-Regu" style:font-name-complex="Arial1"/>
    </style:style>
    <style:style style:name="T15" style:family="text">
      <style:text-properties fo:color="#000000" officeooo:rsid="001ef4c8" style:font-name-asian="NimbusSanL-Regu" style:font-name-complex="Arial1"/>
    </style:style>
    <style:style style:name="T16" style:family="text">
      <style:text-properties fo:color="#000000" officeooo:rsid="000e839b" style:font-name-asian="NimbusSanL-Regu" style:font-name-complex="Arial1"/>
    </style:style>
    <style:style style:name="T17" style:family="text">
      <style:text-properties fo:color="#000000" officeooo:rsid="0049cc78" style:font-name-asian="NimbusSanL-Regu" style:font-name-complex="Arial1"/>
    </style:style>
    <style:style style:name="T18" style:family="text">
      <style:text-properties fo:color="#000000" fo:font-weight="bold" style:font-name-asian="NimbusSanL-Bold" style:font-weight-asian="bold" style:font-name-complex="Arial1"/>
    </style:style>
    <style:style style:name="T19" style:family="text">
      <style:text-properties fo:color="#000000" fo:font-weight="bold" officeooo:rsid="00152271" style:font-name-asian="NimbusSanL-Bold" style:font-weight-asian="bold" style:font-name-complex="Arial1" style:font-weight-complex="bold"/>
    </style:style>
    <style:style style:name="T20" style:family="text">
      <style:text-properties fo:color="#000000" fo:font-weight="bold" officeooo:rsid="001bb56f" style:font-name-asian="NimbusSanL-Bold" style:font-weight-asian="bold" style:font-name-complex="Arial1" style:font-weight-complex="bold"/>
    </style:style>
    <style:style style:name="T21" style:family="text">
      <style:text-properties fo:color="#000000" fo:font-weight="bold" officeooo:rsid="001f5ab0" style:font-name-asian="NimbusSanL-Bold" style:font-weight-asian="bold" style:font-name-complex="Arial1" style:font-weight-complex="bold"/>
    </style:style>
    <style:style style:name="T22" style:family="text">
      <style:text-properties fo:color="#000000" fo:font-weight="bold" officeooo:rsid="002210e4" style:font-name-asian="NimbusSanL-Bold" style:font-weight-asian="bold" style:font-name-complex="Arial1" style:font-weight-complex="bold"/>
    </style:style>
    <style:style style:name="T23" style:family="text">
      <style:text-properties fo:color="#000000" fo:font-weight="bold" officeooo:rsid="0031be3f" style:font-name-asian="NimbusSanL-Bold" style:font-weight-asian="bold" style:font-name-complex="Arial1" style:font-weight-complex="bold"/>
    </style:style>
    <style:style style:name="T24" style:family="text">
      <style:text-properties fo:color="#000000" fo:font-weight="bold" officeooo:rsid="00353a0c" style:font-name-asian="NimbusSanL-Bold" style:font-weight-asian="bold" style:font-name-complex="Arial1"/>
    </style:style>
    <style:style style:name="T25" style:family="text">
      <style:text-properties fo:color="#000000" fo:font-weight="bold" style:font-name-asian="NimbusSanL-Regu" style:font-weight-asian="bold" style:font-name-complex="Arial1"/>
    </style:style>
    <style:style style:name="T26" style:family="text">
      <style:text-properties fo:color="#000000" fo:font-weight="bold" officeooo:rsid="001bb56f" style:font-name-asian="NimbusSanL-Regu" style:font-weight-asian="bold" style:font-name-complex="Arial1" style:font-weight-complex="bold"/>
    </style:style>
    <style:style style:name="T27" style:family="text">
      <style:text-properties fo:color="#000000" fo:font-weight="bold" officeooo:rsid="001f5ab0" style:font-name-asian="NimbusSanL-Regu" style:font-weight-asian="bold" style:font-name-complex="Arial1" style:font-weight-complex="bold"/>
    </style:style>
    <style:style style:name="T28" style:family="text">
      <style:text-properties fo:color="#000000" fo:font-weight="bold" officeooo:rsid="002210e4" style:font-name-asian="NimbusSanL-Regu" style:font-weight-asian="bold" style:font-name-complex="Arial1" style:font-weight-complex="bold"/>
    </style:style>
    <style:style style:name="T29" style:family="text">
      <style:text-properties fo:color="#000000" fo:font-weight="bold" officeooo:rsid="00252050" style:font-name-asian="NimbusSanL-Regu" style:font-weight-asian="bold" style:font-name-complex="Arial1" style:font-weight-complex="bold"/>
    </style:style>
    <style:style style:name="T30" style:family="text">
      <style:text-properties fo:color="#000000" fo:font-weight="bold" officeooo:rsid="0031be3f" style:font-name-asian="NimbusSanL-Regu" style:font-weight-asian="bold" style:font-name-complex="Arial1" style:font-weight-complex="bold"/>
    </style:style>
    <style:style style:name="T31" style:family="text">
      <style:text-properties fo:color="#000000" fo:font-weight="bold" officeooo:rsid="00334a99" style:font-name-asian="NimbusSanL-Regu" style:font-weight-asian="bold" style:font-name-complex="Arial1" style:font-weight-complex="bold"/>
    </style:style>
    <style:style style:name="T32" style:family="text">
      <style:text-properties fo:color="#000000" fo:font-weight="bold" officeooo:rsid="0036cd8f" style:font-name-asian="NimbusSanL-Regu" style:font-weight-asian="bold" style:font-name-complex="Arial1" style:font-weight-complex="bold"/>
    </style:style>
    <style:style style:name="T33" style:family="text">
      <style:text-properties fo:color="#000000" fo:font-weight="bold" officeooo:rsid="000e839b" style:font-name-asian="NimbusSanL-Regu" style:font-weight-asian="bold" style:font-name-complex="Arial1" style:font-weight-complex="bold"/>
    </style:style>
    <style:style style:name="T34" style:family="text">
      <style:text-properties fo:color="#000000" fo:font-weight="bold" officeooo:rsid="00353a0c" style:font-name-asian="NimbusSanL-Regu" style:font-weight-asian="bold" style:font-name-complex="Arial1"/>
    </style:style>
    <style:style style:name="T35" style:family="text">
      <style:text-properties fo:color="#000000" fo:font-weight="normal" officeooo:rsid="00152271" style:font-name-asian="NimbusSanL-Bold" style:font-weight-asian="normal" style:font-name-complex="Arial1" style:font-weight-complex="normal"/>
    </style:style>
    <style:style style:name="T36" style:family="text">
      <style:text-properties fo:color="#000000" fo:font-weight="normal" officeooo:rsid="001bb56f" style:font-name-asian="NimbusSanL-Bold" style:font-weight-asian="normal" style:font-name-complex="Arial1" style:font-weight-complex="normal"/>
    </style:style>
    <style:style style:name="T37" style:family="text">
      <style:text-properties fo:color="#000000" fo:font-weight="normal" officeooo:rsid="001d52eb" style:font-name-asian="NimbusSanL-Bold" style:font-weight-asian="normal" style:font-name-complex="Arial1" style:font-weight-complex="normal"/>
    </style:style>
    <style:style style:name="T38" style:family="text">
      <style:text-properties fo:color="#000000" fo:font-weight="normal" officeooo:rsid="001f5ab0" style:font-name-asian="NimbusSanL-Bold" style:font-weight-asian="normal" style:font-name-complex="Arial1" style:font-weight-complex="normal"/>
    </style:style>
    <style:style style:name="T39" style:family="text">
      <style:text-properties fo:color="#000000" fo:font-weight="normal" officeooo:rsid="00214ff8" style:font-name-asian="NimbusSanL-Bold" style:font-weight-asian="normal" style:font-name-complex="Arial1" style:font-weight-complex="normal"/>
    </style:style>
    <style:style style:name="T40" style:family="text">
      <style:text-properties fo:color="#000000" fo:font-weight="normal" officeooo:rsid="002210e4" style:font-name-asian="NimbusSanL-Bold" style:font-weight-asian="normal" style:font-name-complex="Arial1" style:font-weight-complex="normal"/>
    </style:style>
    <style:style style:name="T41" style:family="text">
      <style:text-properties fo:color="#000000" fo:font-weight="normal" officeooo:rsid="000da278" style:font-name-asian="NimbusSanL-Regu" style:font-weight-asian="normal" style:font-name-complex="Arial1" style:font-weight-complex="normal"/>
    </style:style>
    <style:style style:name="T42" style:family="text">
      <style:text-properties fo:color="#000000" fo:font-weight="normal" officeooo:rsid="001bb56f" style:font-name-asian="NimbusSanL-Regu" style:font-weight-asian="normal" style:font-name-complex="Arial1" style:font-weight-complex="normal"/>
    </style:style>
    <style:style style:name="T43" style:family="text">
      <style:text-properties fo:color="#000000" fo:font-weight="normal" officeooo:rsid="001f5ab0" style:font-name-asian="NimbusSanL-Regu" style:font-weight-asian="normal" style:font-name-complex="Arial1" style:font-weight-complex="normal"/>
    </style:style>
    <style:style style:name="T44" style:family="text">
      <style:text-properties fo:color="#000000" fo:font-weight="normal" officeooo:rsid="00252050" style:font-name-asian="NimbusSanL-Regu" style:font-weight-asian="normal" style:font-name-complex="Arial1" style:font-weight-complex="normal"/>
    </style:style>
    <style:style style:name="T45" style:family="text">
      <style:text-properties fo:color="#000000" fo:font-weight="normal" officeooo:rsid="0031be3f" style:font-name-asian="NimbusSanL-Regu" style:font-weight-asian="normal" style:font-name-complex="Arial1" style:font-weight-complex="normal"/>
    </style:style>
    <style:style style:name="T46" style:family="text">
      <style:text-properties fo:color="#000000" fo:font-weight="normal" officeooo:rsid="00334a99" style:font-name-asian="NimbusSanL-Regu" style:font-weight-asian="normal" style:font-name-complex="Arial1" style:font-weight-complex="normal"/>
    </style:style>
    <style:style style:name="T47" style:family="text">
      <style:text-properties fo:color="#000000" fo:font-weight="normal" officeooo:rsid="0036cd8f" style:font-name-asian="NimbusSanL-Regu" style:font-weight-asian="normal" style:font-name-complex="Arial1" style:font-weight-complex="normal"/>
    </style:style>
    <style:style style:name="T48" style:family="text">
      <style:text-properties fo:color="#000000" fo:font-weight="normal" officeooo:rsid="0027731d" style:font-name-asian="NimbusSanL-Regu" style:font-weight-asian="normal" style:font-name-complex="Arial1" style:font-weight-complex="normal"/>
    </style:style>
    <style:style style:name="T49" style:family="text">
      <style:text-properties fo:color="#000000" style:text-position="0% 100%" style:font-name="Nimbus Sans L" fo:font-size="12pt" fo:font-weight="bold" officeooo:rsid="00a65559" style:font-name-asian="NimbusSanL-Regu" style:font-size-asian="12pt" style:font-weight-asian="bold" style:font-name-complex="Arial1" style:font-size-complex="12pt" style:font-weight-complex="bold"/>
    </style:style>
    <style:style style:name="T50" style:family="text">
      <style:text-properties fo:color="#000000" style:text-position="0% 100%" style:font-name="Nimbus Sans L" fo:font-size="12pt" fo:font-weight="normal" officeooo:rsid="00a65559" style:font-name-asian="NimbusSanL-Regu" style:font-size-asian="12pt" style:font-weight-asian="normal" style:font-name-complex="Arial1" style:font-size-complex="12pt" style:font-weight-complex="normal"/>
    </style:style>
    <style:style style:name="T51" style:family="text">
      <style:text-properties fo:color="#000000" style:font-name="Nimbus Sans L" fo:font-size="12pt" fo:font-weight="normal" officeooo:rsid="001f20ca" style:font-name-asian="NimbusSanL-Regu" style:font-size-asian="12pt" style:font-weight-asian="normal" style:font-name-complex="Arial1" style:font-size-complex="12pt" style:font-weight-complex="normal"/>
    </style:style>
    <style:style style:name="T52" style:family="text">
      <style:text-properties fo:color="#000000" style:font-name="Nimbus Sans L" fo:font-size="12pt" fo:font-weight="normal" officeooo:rsid="002a670e" style:font-name-asian="NimbusSanL-Regu" style:font-size-asian="12pt" style:font-weight-asian="normal" style:font-name-complex="Arial1" style:font-size-complex="12pt" style:font-weight-complex="normal"/>
    </style:style>
    <style:style style:name="T53" style:family="text">
      <style:text-properties fo:font-weight="bold" officeooo:rsid="00353a0c" style:font-weight-asian="bold" style:font-weight-complex="bold"/>
    </style:style>
    <style:style style:name="T54" style:family="text">
      <style:text-properties officeooo:rsid="000fd1ac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2f212c" style:font-weight-asian="normal" style:font-weight-complex="normal"/>
    </style:style>
    <style:style style:name="T57" style:family="text">
      <style:text-properties fo:font-weight="normal" officeooo:rsid="002e6802" style:font-weight-asian="normal" style:font-weight-complex="normal"/>
    </style:style>
    <style:style style:name="T58" style:family="text">
      <style:text-properties fo:font-weight="normal" officeooo:rsid="002e3278" style:font-weight-asian="normal" style:font-weight-complex="normal"/>
    </style:style>
    <style:style style:name="T59" style:family="text">
      <style:text-properties fo:font-weight="normal" officeooo:rsid="001f5ab0" style:font-name-asian="NimbusSanL-Bold" style:font-weight-asian="normal" style:font-weight-complex="normal"/>
    </style:style>
    <style:style style:name="T60" style:family="text">
      <style:text-properties fo:font-weight="normal" officeooo:rsid="002210e4" style:font-name-asian="NimbusSanL-Bold" style:font-weight-asian="normal" style:font-weight-complex="normal"/>
    </style:style>
    <style:style style:name="T61" style:family="text">
      <style:text-properties fo:font-weight="normal" officeooo:rsid="00228246" style:font-name-asian="NimbusSanL-Bold" style:font-weight-asian="normal" style:font-weight-complex="normal"/>
    </style:style>
    <style:style style:name="T62" style:family="text">
      <style:text-properties officeooo:rsid="001a7b9e"/>
    </style:style>
    <style:style style:name="T63" style:family="text">
      <style:text-properties officeooo:rsid="001bb56f"/>
    </style:style>
    <style:style style:name="T64" style:family="text">
      <style:text-properties style:font-name="Nimbus Sans" fo:font-size="12pt" style:font-name-asian="NimbusSanL-Regu" style:font-size-asian="12pt" style:font-name-complex="Arial1" style:font-size-complex="12pt"/>
    </style:style>
    <style:style style:name="T65" style:family="text">
      <style:text-properties officeooo:rsid="00243626"/>
    </style:style>
    <style:style style:name="T66" style:family="text">
      <style:text-properties officeooo:rsid="00252050"/>
    </style:style>
    <style:style style:name="T67" style:family="text">
      <style:text-properties officeooo:rsid="0027731d"/>
    </style:style>
    <style:style style:name="T68" style:family="text">
      <style:text-properties officeooo:rsid="002e3278"/>
    </style:style>
    <style:style style:name="T69" style:family="text">
      <style:text-properties officeooo:rsid="002f212c"/>
    </style:style>
    <style:style style:name="T70" style:family="text">
      <style:text-properties officeooo:rsid="00353a0c"/>
    </style:style>
    <style:style style:name="T71" style:family="text">
      <style:text-properties officeooo:rsid="0037ca98"/>
    </style:style>
    <style:style style:name="T7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3" style:family="text">
      <style:text-properties officeooo:rsid="0049cc7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title>Illaroo to Minnie Waters Back Beach - Grey Wolf Hike – V1.0</text:title></text:p>
      <text:p text:style-name="P11"><text:span text:style-name="T54">Phil Shepherd – July 2018</text:span><text:line-break/></text:p>
      <text:p text:style-name="P2"><text:span text:style-name="T2">MAP: <text:tab/><text:tab/><text:tab/></text:span><text:span text:style-name="T3">Bare Point - 9538-2N</text:span></text:p>
      <text:p text:style-name="P3"><text:span text:style-name="T49">Grid Ref Zone:<text:tab/></text:span><text:span text:style-name="T50">MGRS </text:span><text:span text:style-name="T51">56JNN </text:span><text:span text:style-name="T52">(</text:span><text:span text:style-name="T51">56JN</text:span><text:span text:style-name="T52">M south of Wilson’s Head)</text:span></text:p>
      <text:p text:style-name="P8"/>
      <text:p text:style-name="P36"><text:span text:style-name="T72">Summary</text:span></text:p>
      <text:p text:style-name="P12">Th<text:span text:style-name="T69">is part of the </text:span>Yuraygir Coastal Walk offers a variety of suitable hikes <text:span text:style-name="T69">for Cubs and Scouts.</text:span>.</text:p>
      <text:p text:style-name="P12">Best to walk from the North to the South so that the sun is on your back.</text:p>
      <text:p text:style-name="P15">The headland walking is safe with no significantly exposed sections. <text:s/>Lots of tracks make navigation interesting.<text:line-break/>Beware of incoming tides, especially if walking below headlands at Rocky Point and Diggers Camp.</text:p>
      <text:p text:style-name="P14"><text:span text:style-name="T62">Payment</text:span> required for entry and camping within National Park.</text:p>
      <text:p text:style-name="P14"><text:span text:style-name="T62">Additional </text:span>Walk Information:</text:p>
      <text:p text:style-name="P4"><text:a xlink:type="simple" xlink:href="http://www.nationalparks.nsw.gov.au/things-to-do/walking-tracks/yuraygir-coastal-walk" text:style-name="Internet_20_link" text:visited-style-name="Visited_20_Internet_20_Link"><text:span text:style-name="T64">http://www.nationalparks.nsw.gov.au/things-to-do/walking-tracks/yuraygir-coastal-walk</text:span></text:a></text:p>
      <text:p text:style-name="P30"/>
      <text:p text:style-name="P39"/>
      <text:p text:style-name="P22">Illaroo <text:span text:style-name="T73">South </text:span>to <text:span text:style-name="T73">Minnie Waters Back Beach</text:span> – <text:span text:style-name="T73">3Km</text:span></text:p>
      <text:p text:style-name="P37"><text:span text:style-name="T23">• </text:span><text:span text:style-name="T45">Start at southern end of Illaroo South Camping Area (2829 0785)</text:span></text:p>
      <text:p text:style-name="P24"><text:span text:style-name="T4">• </text:span><text:span text:style-name="T7">There is a junction at (2833 0780) where you can choose to:<text:line-break/><text:tab/>- </text:span><text:span text:style-name="T19">either<text:tab/></text:span><text:span text:style-name="T7">walk up some steps, and take the more interesting route along the headlands <text:tab/><text:tab/><text:tab/>and on to the beach at (2864 0719)</text:span></text:p>
      <text:p text:style-name="P24"><text:span text:style-name="T7"><text:tab/>- </text:span><text:span text:style-name="T19">or <text:tab/><text:tab/></text:span><text:span text:style-name="T35">take the direct easy route which eventually passes the shop at <text:s/>(2853 0677) <text:tab/><text:tab/><text:tab/>before heading on to the beach</text:span></text:p>
      <text:p text:style-name="P25"><text:span text:style-name="T4">• </text:span><text:span text:style-name="T5">It is best to leave the beach via the white staircase at (2872 0653), and then skirt along the headlands. </text:span><text:span text:style-name="T6">This avoids the excessive car activity along this section of the beach.</text:span></text:p>
      <text:p text:style-name="P18">• Toilet and drinking water is available at (2905 0596) just before you enter the tracks along Tree Point h<text:span text:style-name="T63">ea</text:span>dland.</text:p>
      <text:p text:style-name="P25"><text:span text:style-name="T5">• </text:span><text:span text:style-name="T8">End at the car pack at te top of the stairs to </text:span><text:span text:style-name="T14">Minnie </text:span><text:span text:style-name="T17">Waters</text:span><text:span text:style-name="T14"> </text:span><text:span text:style-name="T9">Back Beach stairs (287</text:span><text:span text:style-name="T11">2</text:span><text:span text:style-name="T9"> 052</text:span><text:span text:style-name="T11">9</text:span><text:span text:style-name="T9">)</text:span></text:p>
      <text:p text:style-name="P38"><text:span text:style-name="T25"><text:line-break/>Escape routes</text:span></text:p>
      <text:p text:style-name="P33">Villages of Minnie Water<text:span text:style-name="T73">s has</text:span> <text:span text:style-name="T66">multiple </text:span>access points for extraction if required</text:p>
      <text:p text:style-name="P34">Mobile phone reception</text:p>
      <text:p text:style-name="P33">Minnie Water – limited – works on headlands ok<text:line-break/>Wooli – good</text:p>
      <text:p text:style-name="P32"><text:span text:style-name="T33">Contacts:</text:span><text:span text:style-name="T16"><text:line-break/></text:span><text:span text:style-name="T33">National parks, marine parks and forests</text:span><text:span text:style-name="T16"> 02 6641 1500<text:line-break/><text:tab/>Dave Redman | Ranger | North Coast Branch 02 6641 1524, 0457 605 862<text:line-break/></text:span><text:span text:style-name="T33">Police (Wooli)</text:span><text:span text:style-name="T16"> – NOT 24 hour Cnr Main Street and Ollen Close, WOOLI 2462, 02 6649 7055<text:line-break/></text:span><text:span text:style-name="T33">Police (Grafton) </text:span><text:span text:style-name="T16">– 24 hour 5 Duke St, Grafton NSW 2460, 02 6642 0222<text:line-break/></text:span><text:span text:style-name="T33">Hospital (Grafton)</text:span><text:span text:style-name="T16"> – 24 hour Emergency, 184 Arthur St, Grafton NSW 2460 - 02 6640 222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imbusSanL-Bold" svg:font-family="NimbusSanL-Bold" style:font-family-generic="system" style:font-pitch="variable"/>
    <style:font-face style:name="NimbusSanL-Regu" svg:font-family="NimbusSanL-Regu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A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A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443f69"/>
    </style:style>
    <style:style style:name="MT1" style:family="text">
      <style:text-properties officeooo:rsid="004c9461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title>Illaroo to Minnie Waters Back Beach - Grey Wolf Hike – V1.0</text:title><text:tab/>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xton</meta:initial-creator>
    <meta:editing-cycles>54</meta:editing-cycles>
    <meta:creation-date>2018-05-28T00:23:00</meta:creation-date>
    <dc:date>2018-08-18T02:49:56.719273420</dc:date>
    <meta:editing-duration>PT16H18M20S</meta:editing-duration>
    <meta:generator>LibreOffice/6.0.5.2$Linux_X86_64 LibreOffice_project/00$Build-2</meta:generator>
    <dc:title>Illaroo to Minnie Waters Back Beach - Grey Wolf Hike – V1.0</dc:title>
    <meta:document-statistic meta:table-count="0" meta:image-count="0" meta:object-count="0" meta:page-count="1" meta:paragraph-count="24" meta:word-count="364" meta:character-count="2141" meta:non-whitespace-character-count="1772"/>
    <meta:user-defined meta:name="AppVersion">14.0000</meta:user-defined>
    <meta:user-defined meta:name="Company">Clarence Valley Counc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